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016hofoouch#loveTimes New Roman" svg:font-family="'2016hofoouch#loveTimes New Roman'" style:font-adornments="Regular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T1" style:family="text">
      <style:text-properties officeooo:rsid="0011b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1">Monitor and control board</text:p>
      <text:p text:style-name="Text_20_body"/>
      <text:p text:style-name="Text_20_body"><text:a xlink:type="simple" xlink:href="http://www.njytouch.com/products/433-en.html" text:style-name="Internet_20_link" text:visited-style-name="Visited_20_Internet_20_Link">http://www.njytouch.com/products/433-en.html</text:a></text:p>
      <text:p text:style-name="Text_20_body"/>
      <text:p text:style-name="Text_20_body">FIXME true? So?</text:p>
      <text:p text:style-name="Text_20_body">controller is suitable for Asia-Pacific market. </text:p>
      <text:p text:style-name="Text_20_body"/>
      <text:p text:style-name="Text_20_body">The monitor should need not more than 20W of power (<text:a xlink:type="simple" xlink:href="http://blog.codinghorror.com/how-much-power-does-my-laptop-really-use/" text:style-name="Internet_20_link" text:visited-style-name="Visited_20_Internet_20_Link">http://blog.codinghorror.com/how-much-power-does-my-laptop-really-use/</text:a>). <text:span text:style-name="T1">A 2A power supply should be enough. </text:span>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2016hofoouch#loveTimes New Roman" svg:font-family="'2016hofoouch#loveTimes New Roman'" style:font-adornments="Regular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0T11:52:57.354726197</dc:date>
    <meta:editing-duration>PT4M42S</meta:editing-duration>
    <meta:editing-cycles>5</meta:editing-cycles>
    <meta:document-statistic meta:table-count="0" meta:image-count="0" meta:object-count="0" meta:page-count="1" meta:paragraph-count="7" meta:word-count="33" meta:character-count="305" meta:non-whitespace-character-count="275"/>
  </office:meta>
</office:document-meta>
</file>